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3" table:default-cell-style-name="ce2"/>
        <table:table-column table:style-name="co4" table:default-cell-style-name="ce2"/>
        <table:table-row table:style-name="ro1" table:number-rows-repeated="4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PK (Unique ID)/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Attack Bonus</text:p>
          </table:table-cell>
          <table:table-cell table:style-name="ce1" office:value-type="string" calcext:value-type="string">
            <text:p>Defence Bon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ic Ring</text:p>
          </table:table-cell>
          <table:table-cell office:value-type="float" office:value="5" calcext:value-type="float">
            <text:p>5</text:p>
          </table:table-cell>
          <table:table-cell office:value-type="currency" office:currency="GBP" office:value="10" calcext:value-type="currency">
            <text:p>£10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auntlet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15" calcext:value-type="currency">
            <text:p>£15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ot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20" calcext:value-type="currency">
            <text:p>£20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50" calcext:value-type="currency">
            <text:p>£50.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lmet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40" calcext:value-type="currency">
            <text:p>£40.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mulet</text:p>
          </table:table-cell>
          <table:table-cell office:value-type="float" office:value="2" calcext:value-type="float">
            <text:p>2</text:p>
          </table:table-cell>
          <table:table-cell office:value-type="currency" office:currency="GBP" office:value="17" calcext:value-type="currency">
            <text:p>£17.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…</text:p>
          </table:table-cell>
          <table:covered-table-cell table:number-columns-repeated="5"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6:30:12.327660768</meta:creation-date>
    <dc:date>2017-02-25T16:37:02.992539596</dc:date>
    <meta:editing-duration>PT6M51S</meta:editing-duration>
    <meta:editing-cycles>1</meta:editing-cycles>
    <meta:document-statistic meta:table-count="1" meta:cell-count="43" meta:object-count="0"/>
    <meta:generator>LibreOffice/5.1.4.2$Linux_x86 LibreOffice_project/10m0$Build-2</meta:generator>
  </office:meta>
</office:document-meta>
</file>